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aurgal. Principale ville portuaire d'Ünellia, la cité avait acquis une réputation certaine dans la région. Son port et son aéroport faisaient transiter une quantité phénoménale de marchandises, allant des matières premières importées de la région voisine Hinaus aux voyageurs en visite touristique ou d'affaire venant de tout le pays, voire même au delà de ses frontières. Si Laurgal n'avait pas l'envergure d'Alexandria, elle jouissait tout de même d'une influence non négligeable, étant donné sa position géographique et son statut de port central de Daënastre. Avec une telle renommée, il allait de soi qu'un certain nombre de trafics plus ou moins légaux s'y déroulaient fréquemment. Et parmi les noms qui revenaient lorsque l'on s'intéressait d'un peu plus près à ce genre de commerces, l'auberge « Kapadnon » avait une place de choi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3-06T23:23:26.58</meta:creation-date>
    <dc:date>2018-03-07T00:11:06.76</dc:date>
    <meta:editing-duration>PT47M56S</meta:editing-duration>
    <meta:editing-cycles>21</meta:editing-cycles>
    <meta:generator>OpenOffice/4.1.2$Win32 OpenOffice.org_project/412m3$Build-9782</meta:generator>
    <meta:document-statistic meta:table-count="0" meta:image-count="0" meta:object-count="0" meta:page-count="1" meta:paragraph-count="1" meta:word-count="131" meta:character-count="841"/>
  </office:meta>
</office:document-meta>
</file>